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C">
      <style:paragraph-properties>
        <style:tab-stops>
          <style:tab-stop style:position="0in"/>
        </style:tab-stops>
      </style:paragraph-properties>
    </style:style>
    <style:style style:name="P2" style:family="paragraph" style:parent-style-name="HD">
      <style:paragraph-properties>
        <style:tab-stops>
          <style:tab-stop style:position="0in"/>
        </style:tab-stops>
      </style:paragraph-properties>
    </style:style>
    <style:style style:name="P3" style:family="paragraph" style:parent-style-name="Body">
      <style:paragraph-properties fo:margin-left="0in" fo:margin-right="0in" fo:text-indent="0in" style:auto-text-indent="false"/>
    </style:style>
    <style:style style:name="P4" style:family="paragraph" style:parent-style-name="HA"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apter 4</text:h>
      <text:p text:style-name="HB">Control Flow Statements</text:p>
      <text:p text:style-name="BodyNoIndent">Control flow statements are the basic control building blocks used to manipulate program control flow through a single function or generator, or at the top level of a module.</text:p>
      <text:p text:style-name="Body">There are three basic building blocks, consisting of conditional execution (selecting between distinct code suites based on Boolean conditions) conditional iteration (executing a code suite 0 or more times based on a Boolean condition), and exceptions and exception handling (permitting control flow to jump to a point higher in the execution stack)</text:p>
      <text:p text:style-name="Body">In addition to the three basic compound statements, there are two additional control flow structures that simplify particular use cases. These use cases are predefined iteration (executing a code suite 0 or more times using a sequence of values supplied by the object being iterated over), and context management (executing particular code both before and after the code suite contained in the compound statement).</text:p>
      <text:h text:style-name="P1" text:outline-level="2">4.1 Conditional Execution</text:h>
      <text:p text:style-name="BodyNoIndent">Conditional execution allows a series of Boolean conditions to be used to select one of several code suites for execution. It is specified by using an <text:span text:style-name="CD2">if</text:span> statement, which has the form:</text:p>
      <text:p text:style-name="CDT1"><text:span text:style-name="CD2">if</text:span> <text:span text:style-name="CD3">COND1</text:span>:</text:p>
      <text:p text:style-name="CDT"><text:s text:c="4"/><text:span text:style-name="CD3">COND1_SUITE</text:span></text:p>
      <text:p text:style-name="CDT"><text:span text:style-name="CD2">elif</text:span> <text:span text:style-name="CD3">COND2</text:span>:</text:p>
      <text:p text:style-name="CDT"><text:s text:c="4"/><text:span text:style-name="CD3">COND2_SUITE</text:span></text:p>
      <text:p text:style-name="CDT"><text:span text:style-name="CD2">else</text:span>:</text:p>
      <text:p text:style-name="CDTX"><text:s text:c="4"/><text:span text:style-name="CD3">ELSE_SUITE</text:span></text:p>
      <text:p text:style-name="Body">Multiple <text:span text:style-name="CD2">elif</text:span> clauses are permitted, and the final <text:span text:style-name="CD2">else</text:span> clause is optional. The statement is executed by evaluating the Boolean result of each condition in order until one of them evaluates as true. If one of them evaluates as true, then the associated suite is executed, and the statement is considered complete. If an <text:span text:style-name="CD2">else</text:span> clause is provided then the suite in that clause is executed if (and only if) all of the supplied conditions evaluate to false. The following listing shows some simple examples of the operation of the statement.</text:p>
      <text:p text:style-name="CDT1">&gt;&gt;&gt; if True: <text:s text:c="15"/># First clause executed as condition is true</text:p>
      <text:p text:style-name="CDT">... <text:s text:c="2"/>print "Executed!"</text:p>
      <text:p text:style-name="CDT">...</text:p>
      <text:p text:style-name="CDT">Executed!</text:p>
      <text:p text:style-name="CDT">&gt;&gt;&gt; if False: <text:s text:c="14"/># First clause skipped as condition is false</text:p>
      <text:p text:style-name="CDT">... <text:s text:c="2"/>print "Not executed"</text:p>
      <text:p text:style-name="CDT">...</text:p>
      <text:p text:style-name="CDT">&gt;&gt;&gt; if False: <text:s text:c="14"/># First clause skipped as condition is false</text:p>
      <text:p text:style-name="CDT">... <text:s text:c="2"/>print "Not executed"</text:p>
      <text:p text:style-name="CDT">... else: <text:s text:c="18"/># Last clause executed as all conditions are false</text:p>
      <text:p text:style-name="CDT">... <text:s text:c="2"/>print "Executed!"</text:p>
      <text:p text:style-name="CDT">...</text:p>
      <text:p text:style-name="CDT">Executed!</text:p>
      <text:p text:style-name="CDT">&gt;&gt;&gt; if False: <text:s text:c="14"/># First clause skipped as condition is false</text:p>
      <text:p text:style-name="CDT"><text:soft-page-break/>... <text:s text:c="2"/>print "Not executed"</text:p>
      <text:p text:style-name="CDT">... elif True: <text:s text:c="13"/># Second clause executed as condition is true</text:p>
      <text:p text:style-name="CDT">... <text:s text:c="2"/>print "Executed!"</text:p>
      <text:p text:style-name="CDT">... else: <text:s text:c="18"/># Last clause skipped as one of the conditions was true</text:p>
      <text:p text:style-name="CDT">... <text:s text:c="2"/>print "Not executed"</text:p>
      <text:p text:style-name="CDT">...</text:p>
      <text:p text:style-name="CDTX">Executed!</text:p>
      <text:h text:style-name="P2" text:outline-level="3">4.1.1 Selecting Between Multiple Cases</text:h>
      <text:p text:style-name="BodyNoIndent">Some languages provide specific syntax to switch between multiple code paths based on the value of a particular variable. Examples of this are C's switch statement, or Visual Basic's select statement. Python, however, does not provide specific syntactic support for this.</text:p>
      <text:p text:style-name="Body">The ability to manipulate classes and functions as first class objects eliminates many situations where a switch statement would be needed in another language. Rather than using a specific statement, the types to be used or the functions to be called in particular cases can be stored in a dictionary, using the selection criteria as a key to the dictionary.</text:p>
      <text:p text:style-name="Body">In cases where there is no simple mapping from each case to a single callable object, it is necessary to construct the selection manually, using an <text:span text:style-name="CD2">if</text:span> statement with the requisite number of <text:span text:style-name="CD2">elif</text:span> clauses and the appropriate condition expressions. While this always works, it is occasionally cumbersome to read and write the resulting source code. PEP 275 is a currently open PEP devoted to considering options for improving Python's support for selecting between multiple cases.</text:p>
      <text:h text:style-name="P1" text:outline-level="2">4.2 Conditional Iteration</text:h>
      <text:p text:style-name="BodyNoIndent">Conditional iteration allows a single Boolean expression to be used to control repeated execution of a code suite. It is specified by using a <text:span text:style-name="CD2">while</text:span> statement, which has the form:</text:p>
      <text:p text:style-name="CDT1"><text:span text:style-name="CD2">while</text:span> <text:span text:style-name="CD3">COND</text:span>:</text:p>
      <text:p text:style-name="CDT"><text:s text:c="4"/><text:span text:style-name="CD3">WHILE_SUITE</text:span></text:p>
      <text:p text:style-name="CDT"><text:span text:style-name="CD2">else</text:span>:</text:p>
      <text:p text:style-name="CDTX"><text:s text:c="4"/><text:span text:style-name="CD3">ELSE_SUITE</text:span></text:p>
      <text:p text:style-name="Body">As long as the condition continues to evaluate to true, the first suite will be repeatedly executed and the condition retested. Once the condition is tested and evaluates to false, then the second suite is executed and the loop terminated. The <text:span text:style-name="CD2">else</text:span> clause is actually optional. If it is omitted, then the expansion simply terminates the loop when the condition evaluates to false. The following listing shows some simple usage of the statement.</text:p>
      <text:p text:style-name="CDT1">&gt;&gt;&gt; while False: <text:s text:c="13"/># Condition is never true, so loop body never runs</text:p>
      <text:p text:style-name="CDT">... <text:s text:c="4"/>print "Not executed"</text:p>
      <text:p text:style-name="CDT">... else: <text:s text:c="20"/># Condition became false, so else clause runs</text:p>
      <text:p text:style-name="CDT">... <text:s text:c="4"/>print "Executed!"</text:p>
      <text:p text:style-name="CDT">...</text:p>
      <text:p text:style-name="CDT">Executed!</text:p>
      <text:p text:style-name="CDT">&gt;&gt;&gt; i = 0</text:p>
      <text:p text:style-name="CDT">&gt;&gt;&gt; while i &lt; 5: <text:s text:c="13"/># Loop is executed 5 times</text:p>
      <text:p text:style-name="CDT">... <text:s text:c="4"/>i += 1</text:p>
      <text:p text:style-name="CDT">... <text:s text:c="4"/>print "i = %s" % i</text:p>
      <text:p text:style-name="CDT">...</text:p>
      <text:p text:style-name="CDT">i = 1</text:p>
      <text:p text:style-name="CDT">i = 2</text:p>
      <text:p text:style-name="CDT"><text:soft-page-break/>i = 3</text:p>
      <text:p text:style-name="CDT">i = 4</text:p>
      <text:p text:style-name="CDTX">i = 5</text:p>
      <text:h text:style-name="P2" text:outline-level="3">4.2.1 Finishing An Iteration Early</text:h>
      <text:p text:style-name="BodyNoIndent">Python provides two statements to support finishing an iteration before reaching the end of the nested suite. The first statement, <text:span text:style-name="CD2">break</text:span>, is shown in the expansion above, and terminates the iteration entirely. In this case, the <text:s/>suite in the <text:span text:style-name="CD2">else</text:span> clause (if present), is <text:span text:style-name="E2">not</text:span> executed (as the loop condition never evaluates as false).</text:p>
      <text:p text:style-name="Body">The second statement, <text:span text:style-name="CD2">continue</text:span>, terminates the current iteration, but then jumps back to the top of the loop, evaluating the condition again to determine whether or not to continue iteration.</text:p>
      <text:p text:style-name="Body">These statements affect the innermost looping statement (<text:span text:style-name="CD2">while</text:span> or <text:span text:style-name="CD2">for</text:span> loop) that contains them. When they occur in the <text:span text:style-name="CD2">else</text:span> clause of a loop statement, then they do not affect that loop, but rather the next loop out.</text:p>
      <text:p text:style-name="CDT1">&gt;&gt;&gt; while True:</text:p>
      <text:p text:style-name="CDT">... <text:s text:c="4"/>print "Executed!"</text:p>
      <text:p text:style-name="CDT">... <text:s text:c="4"/>break</text:p>
      <text:p text:style-name="CDT">... else:</text:p>
      <text:p text:style-name="CDT">... <text:s text:c="4"/>print "Not executed"</text:p>
      <text:p text:style-name="CDT">...</text:p>
      <text:p text:style-name="CDT">Executed!</text:p>
      <text:p text:style-name="CDT">&gt;&gt;&gt; i = 0</text:p>
      <text:p text:style-name="CDT">&gt;&gt;&gt; while i &lt; 5:</text:p>
      <text:p text:style-name="CDT">... <text:s text:c="4"/>i += 1</text:p>
      <text:p text:style-name="CDT">... <text:s text:c="4"/>if not i % 2:</text:p>
      <text:p text:style-name="CDT">... <text:s text:c="8"/>continue</text:p>
      <text:p text:style-name="CDT">... <text:s text:c="4"/>print "i = %s" % i</text:p>
      <text:p text:style-name="CDT">...</text:p>
      <text:p text:style-name="CDT">i = 1</text:p>
      <text:p text:style-name="CDT">i = 3</text:p>
      <text:p text:style-name="CDT">i = 5</text:p>
      <text:p text:style-name="CDT">&gt;&gt;&gt; i = 0</text:p>
      <text:p text:style-name="CDT">&gt;&gt;&gt; while i &lt; 1:</text:p>
      <text:p text:style-name="CDT">... <text:s text:c="4"/>i += 1</text:p>
      <text:p text:style-name="CDT">... <text:s text:c="4"/>while True:</text:p>
      <text:p text:style-name="CDT">... <text:s text:c="8"/>print "Break out of infinite loop"</text:p>
      <text:p text:style-name="CDT">... <text:s text:c="8"/>break</text:p>
      <text:p text:style-name="CDT">... <text:s text:c="4"/>print "Finish outer iteration"</text:p>
      <text:p text:style-name="CDT">...</text:p>
      <text:p text:style-name="CDT">Break out of infinite loop</text:p>
      <text:p text:style-name="CDT">Finish outer iteration</text:p>
      <text:p text:style-name="CDT">&gt;&gt;&gt; while True:</text:p>
      <text:p text:style-name="CDT">... <text:s text:c="4"/>while False:</text:p>
      <text:p text:style-name="CDT">... <text:s text:c="8"/>pass</text:p>
      <text:p text:style-name="CDT">... <text:s text:c="4"/>else:</text:p>
      <text:p text:style-name="CDT">... <text:s text:c="8"/>print "Break out of infinite loop"</text:p>
      <text:p text:style-name="CDT">... <text:s text:c="8"/>break</text:p>
      <text:p text:style-name="CDT">... <text:s text:c="4"/>print "Not executed"</text:p>
      <text:p text:style-name="CDT">...</text:p>
      <text:p text:style-name="CDTX">Break out of infinite loop</text:p>
      <text:p text:style-name="Body">Occasionally a need may arise to break out of multiple nested loop statements. As <text:span text:style-name="CD2">break</text:span> and <text:span text:style-name="CD2">continue</text:span> only affect the innermost loop, they are not usable for this purpose. However, exceptions and predefined iteration, both discussed later in this chapter, can be used to meet this need.</text:p>
      <text:h text:style-name="P2" text:outline-level="3"><text:soft-page-break/>4.2.2 Iterating One or More Times</text:h>
      <text:p text:style-name="BodyNoIndent">Unlike some other languages, Python does not provide specific syntactic support for iterating one or more times. <text:s text:c="2"/>Instead, it is usually recommended that this case be handled using either an infinite while loop containing a conditional break statement or else a flag variable that is initially set to <text:span text:style-name="CD1">True</text:span> and updated at the end of each iteration.</text:p>
      <text:p text:style-name="Body">Similar to the question of selecting between multiple cases, this is not considered ideal, and there is an open PEP considering options for improving Python's syntactic support for loops that are always executed at least once. The specific PEP in this case is PEP 315.</text:p>
      <text:h text:style-name="P1" text:outline-level="2">4.3 Predefined Iteration</text:h>
      <text:p text:style-name="BodyNoIndent">Predefined iteration allows an iterable object to provide specific values to be used during each iteration of the loop (this also indirectly controls the number of times the loop is executed). Such a loop is specified by using a <text:span text:style-name="CD2">for</text:span> statement, which has the form:</text:p>
      <text:p text:style-name="CDT1"><text:span text:style-name="CD2">for</text:span> <text:span text:style-name="CD3">ITEM_IDENT</text:span> <text:span text:style-name="CD2">in</text:span> <text:span text:style-name="CD3">ITERABLE</text:span>:</text:p>
      <text:p text:style-name="CDT"><text:s text:c="4"/><text:span text:style-name="CD3">FOR_SUITE</text:span></text:p>
      <text:p text:style-name="CDT"><text:span text:style-name="CD2">else</text:span>:</text:p>
      <text:p text:style-name="CDTX"><text:s text:c="4"/><text:span text:style-name="CD3">ELSE_SUITE</text:span></text:p>
      <text:p text:style-name="Body">This is effectively interpreted as follows:</text:p>
      <text:p text:style-name="CDT1"># itr and items_remaining are not visible to user code</text:p>
      <text:p text:style-name="CDT">itr = iter(<text:span text:style-name="CD3">ITERABLE</text:span>) <text:s text:c="4"/># Retrieve iterator from iterable</text:p>
      <text:p text:style-name="CDT">items_remaining = False</text:p>
      <text:p text:style-name="CDT"><text:span text:style-name="CD2">while</text:span> items_remaining:</text:p>
      <text:p text:style-name="CDT"><text:s text:c="4"/><text:span text:style-name="CD2">try</text:span>:</text:p>
      <text:p text:style-name="CDT"><text:s text:c="8"/><text:span text:style-name="CD3">ITEM_IDENT</text:span> = itr.next()</text:p>
      <text:p text:style-name="CDT"><text:span text:style-name="CD2"><text:s text:c="4"/>except </text:span>StopIteration:</text:p>
      <text:p text:style-name="CDT"><text:s text:c="8"/>items_remaining = False</text:p>
      <text:p text:style-name="CDT"><text:span text:style-name="CD2"><text:s text:c="4"/>else</text:span>:</text:p>
      <text:p text:style-name="CDT"><text:s text:c="8"/><text:span text:style-name="CD3">FOR_SUITE</text:span> <text:s text:c="7"/># Continue loop</text:p>
      <text:p text:style-name="CDT"><text:span text:style-name="CD2">else</text:span>:</text:p>
      <text:p text:style-name="CDTX"><text:s text:c="4"/><text:span text:style-name="CD3">ELSE_SUITE</text:span> <text:s text:c="10"/># Loop condition is no longer true</text:p>
      <text:p text:style-name="Body">As long as the iterator provided by the iterable continues to provide items, the first suite will be repeatedly executed and a new item requested from the iterator. If the iterator raises <text:span text:style-name="CD1">StopIteration</text:span> in response to a request for the next item, then the second suite is executed and the loop terminated. As for <text:span text:style-name="CD2">while</text:span> loops, the <text:span text:style-name="CD2">else</text:span> clause in the original statement is optional. If it is omitted, then the expansion simply terminates the loop when the iterator raises <text:span text:style-name="CD1">StopIteration</text:span>.</text:p>
      <text:p text:style-name="Body">There are restrictions on the item identifier which are not indicated in the above expansion. Specifically, only assignment to a named variable and assignment using tuple unpacking are permitted. Attempting to assign to an attribute or subscript reference will result in a <text:span text:style-name="CD1">SyntaxError</text:span>.</text:p>
      <text:p text:style-name="Body">The <text:span text:style-name="CD2">break</text:span> and <text:span text:style-name="CD2">continue</text:span> statements have the same effect on <text:span text:style-name="CD2">for</text:span> loops as they do on <text:span text:style-name="CD2">while</text:span> loops, with <text:span text:style-name="CD2">break</text:span> statements terminating the loop immediately and skipping the <text:span text:style-name="CD2">else</text:span> clause, while <text:span text:style-name="CD2">continue</text:span> statements return to the start of the loop, attempting to retrieve the next item from the iterator.</text:p>
      <text:p text:style-name="Body">The following listing shows some simple usage of the <text:span text:style-name="CD2">for</text:span> statement to iterate over lists of items.</text:p>
      <text:p text:style-name="CDT1">&gt;&gt;&gt; for item in []: <text:s text:c="10"/># Empty list has no items, so loop never runs</text:p>
      <text:p text:style-name="CDT">... <text:s text:c="4"/>print "Not executed"</text:p>
      <text:p text:style-name="CDT"><text:soft-page-break/>... else: <text:s text:c="20"/># Reached end of iterable, so else clause is run</text:p>
      <text:p text:style-name="CDT">... <text:s text:c="4"/>print "Executed!"</text:p>
      <text:p text:style-name="CDT">...</text:p>
      <text:p text:style-name="CDT">Executed!</text:p>
      <text:p text:style-name="CDT">&gt;&gt;&gt; for item in ['x', 1, []]: # Loop is executed for each item in list</text:p>
      <text:p text:style-name="CDT">... <text:s text:c="4"/>print item</text:p>
      <text:p text:style-name="CDT">... else: <text:s text:c="20"/># Reached end of iterable, so else clause is run</text:p>
      <text:p text:style-name="CDT">... <text:s text:c="4"/>print "Finished!"</text:p>
      <text:p text:style-name="CDT">...</text:p>
      <text:p text:style-name="CDT">x</text:p>
      <text:p text:style-name="CDT">1</text:p>
      <text:p text:style-name="CDT">[]</text:p>
      <text:p text:style-name="CDT">Finished!</text:p>
      <text:p text:style-name="CDT">&gt;&gt;&gt; for item in [1]: <text:s text:c="9"/># Loop is executed, so break statement is run</text:p>
      <text:p text:style-name="CDT">... <text:s text:c="4"/>break</text:p>
      <text:p text:style-name="CDT">... else: <text:s text:c="20"/># Like while loops, a break skips the else clause</text:p>
      <text:p text:style-name="CDT">... <text:s text:c="4"/>print "Not executed"</text:p>
      <text:p text:style-name="CDT">...</text:p>
      <text:p text:style-name="CDT">&gt;&gt;&gt; for i in range(5): <text:s text:c="7"/># The builtin range produces lists of numbers</text:p>
      <text:p text:style-name="CDT">... <text:s text:c="4"/>print "i = %s" % i</text:p>
      <text:p text:style-name="CDT">...</text:p>
      <text:p text:style-name="CDT">i = 0</text:p>
      <text:p text:style-name="CDT">i = 1</text:p>
      <text:p text:style-name="CDT">i = 2</text:p>
      <text:p text:style-name="CDT">i = 3</text:p>
      <text:p text:style-name="CDTX">i = 4</text:p>
      <text:h text:style-name="P2" text:outline-level="3">4.2.1 Iterables, Iterators, Containers and Sequences</text:h>
      <text:p text:style-name="BodyNoIndent">As the name suggests, iterables are any kind of object which can be iterated over using a <text:span text:style-name="CD2">for</text:span> loop. Iterators, containers and sequences are particular kinds of iterable that behave differently in different circumstances. The one thing that they have in common is that they are all objects for which the builtin function <text:span text:style-name="CD1">iter()</text:span> is able to determine an appropriate iterator, and are hence all able to be used directly as the source of values in a <text:span text:style-name="CD2">for</text:span> loop.</text:p>
      <text:p text:style-name="Body">The result of invoking <text:span text:style-name="CD1">iter()</text:span> on an iterable will be either the iterator returned by the iterable's own <text:s/><text:span text:style-name="CD1">__iter__()</text:span> method, or else a default iterator provided by the interpreter. The default iterator is used only if the iterable is a sequence (see below) and does not provide its own <text:span text:style-name="CD1">__iter__()</text:span> method. The default iterator retrieves items from the sequence with increasing index values (starting from zero), raising <text:span text:style-name="CD1">StopIteration</text:span> as soon the underlying sequence raises <text:span text:style-name="CD1">IndexError</text:span> in response to a request for an item.</text:p>
      <text:p text:style-name="Body">Iterator objects are a kind of iterable that provide the minimal amount of information necessary to correctly support predefined iteration. Iterator's provide an <text:span text:style-name="CD1">__iter__()</text:span> method that returns the iterator itself, and they provide a <text:span text:style-name="CD1">next()</text:span> method that either retrieves the next object in the sequence, or raises <text:span text:style-name="CD1">StopIteration</text:span> if no items remain.</text:p>
      <text:p text:style-name="Body">The minimalist nature of the iterator interface imposes a couple of significant restrictions on code designed to work with arbitrary iterators. Firstly, the iterator protocol does not provide a mechanism for checking if there are any items left in the iterator. This includes testing the truth value of an iterator – unlike containers, iterators may evaluate as true even when they are empty. Instead, it is necessary to simply try an item from the iterator and catch the <text:span text:style-name="CD1">StopIteration</text:span> that is raised if the iterator is empty.</text:p>
      <text:p text:style-name="Body">Secondly, iterators typically only support a single iteration – once the end of the iterator is reached, there is no general way to rewind or restart the iterator. If rewinding or restarting is necessary, then either access to the original container is needed (in order to create a new iterator), or else the contents of the iterator must be copied to an actual container (such as a list), with the container then used for any subsequent iteration.</text:p>
      <text:p text:style-name="Body">For a lot of application code, designing it to handle arbitrary iterators really isn't necessary. In many cases, it is reasonable to limit the code to handling only containers (or container-like objects). Containers are iterables that create a new iterator on each request and also provide a __len__() method. These additional features <text:soft-page-break/>overcome the limitations of the more restricted iterator interface. The presence of the __len__() method means that truth value testing can be used to determine whether or not the container is empty, and the <text:span text:style-name="CD1">len()</text:span> builtin used to determine the exact number of items in the container. The creation of new iterators when requested means that multiple iteration also becomes possible.</text:p>
      <text:p text:style-name="Body">The last major variation on the iterable interface is sequences. The key characteristic of sequences is that they support numeric subscript access as described in Chapter XREF(References and Namespaces). The fact that items can be accessed in any order and that each item maps directly to a numeric index permits operations that aren't practical when limited to the interfaces exposed by arbitrary containers or iterators.</text:p>
      <text:p text:style-name="Body">There are a significant number of builtin iterators (such as <text:span text:style-name="CD1">sorted()</text:span> and <text:span text:style-name="CD1">reversed()</text:span>) for working with sequences and other iterators. These are documented in Chapter XREF(The Builtin Namespace). Additionally, the <text:span text:style-name="CD1">itertools</text:span> module in the standard library provides a great many more utilities for working with iterators and other iterables.</text:p>
      <text:h text:style-name="P2" text:outline-level="3">4.2.2 Iterating Over a Sequence of Numbers</text:h>
      <text:p text:style-name="BodyNoIndent">Python does not provide specific syntactic support for iterating over a sequence of numbers, treating it instead as a special case of predefined iteration. The builtins <text:span text:style-name="CD1">range()</text:span> and <text:span text:style-name="CD1">xrange()</text:span> provide support for creating half-open ranges with arbitrary step values as a normal list or as a sequence-like object, respectively.</text:p>
      <text:p text:style-name="Body">When the desired sequence of numbers is the indices associated with values in a list or other iterable, then it is more appropriate to use the builtin iterator <text:span text:style-name="CD1">enumerate()</text:span> on the iterator of interest, which yields tuples containing the current iteration index along with the associated value from the supplied iterator.</text:p>
      <text:p text:style-name="QQ">XXX: Add some examples here.</text:p>
      <text:h text:style-name="P2" text:outline-level="3">4.2.3 Custom Iterators</text:h>
      <text:p text:style-name="P3">In addition to the iteration tools provided by the standard library and the builtin data types, Python allows programmers to define their own iterators. As shown in the following listing, this can be done manually by defining an object that supports the iterator protocol directly. More commonly (and conveniently), such custom iterators are defined using generators, as discussed in Chapter XREF(Functions and Generators).</text:p>
      <text:p text:style-name="CDT1">&gt;&gt;&gt; class show_iterator(object):</text:p>
      <text:p text:style-name="CDT">... <text:s text:c="4"/>def __init__(self, limit):</text:p>
      <text:p text:style-name="CDT">... <text:s text:c="8"/>print "Initialising new iterator"</text:p>
      <text:p text:style-name="CDT">... <text:s text:c="8"/>self.limit = limit</text:p>
      <text:p text:style-name="CDT">... <text:s text:c="8"/>self.current = 0</text:p>
      <text:p text:style-name="CDT">... <text:s text:c="4"/>def __iter__(self):</text:p>
      <text:p text:style-name="CDT">... <text:s text:c="8"/>print "Retrieving existing iterator"</text:p>
      <text:p text:style-name="CDT">... <text:s text:c="8"/>return self</text:p>
      <text:p text:style-name="CDT">... <text:s text:c="4"/>def next(self):</text:p>
      <text:p text:style-name="CDT">... <text:s text:c="8"/>if self.current &lt; self.limit:</text:p>
      <text:p text:style-name="CDT">... <text:s text:c="12"/>print "Retrieving next value from iterator"</text:p>
      <text:p text:style-name="CDT">... <text:s text:c="12"/>result = self.current</text:p>
      <text:p text:style-name="CDT">... <text:s text:c="12"/>self.current += 1</text:p>
      <text:p text:style-name="CDT">... <text:s text:c="12"/>return result</text:p>
      <text:p text:style-name="CDT">... <text:s text:c="8"/>else:</text:p>
      <text:p text:style-name="CDT">... <text:s text:c="13"/>print "Finishing iterator"</text:p>
      <text:p text:style-name="CDT">... <text:s text:c="13"/>raise StopIteration</text:p>
      <text:p text:style-name="CDT">...</text:p>
      <text:p text:style-name="CDT">&gt;&gt;&gt; class show_iterable(object):</text:p>
      <text:p text:style-name="CDT">... <text:s text:c="4"/>def __iter__(self):</text:p>
      <text:p text:style-name="CDT">... <text:s text:c="8"/>print "Retrieving new iterator from iterable"</text:p>
      <text:p text:style-name="CDT">... <text:s text:c="8"/>return show_iterator(3)</text:p>
      <text:p text:style-name="CDT">...</text:p>
      <text:p text:style-name="CDT">&gt;&gt;&gt; for i in show_iterable(): <text:s text:c="9"/># The iterator can be retrieved implicitly</text:p>
      <text:p text:style-name="CDT"><text:soft-page-break/>... <text:s text:c="4"/>print "i = %s" % i</text:p>
      <text:p text:style-name="CDT">... else:</text:p>
      <text:p text:style-name="CDT">... <text:s text:c="4"/>print "Loop finished"</text:p>
      <text:p text:style-name="CDT">...</text:p>
      <text:p text:style-name="CDT">Retrieving new iterator from iterable</text:p>
      <text:p text:style-name="CDT">Initialising new iterator</text:p>
      <text:p text:style-name="CDT">Retrieving next value from iterator</text:p>
      <text:p text:style-name="CDT">i = 0</text:p>
      <text:p text:style-name="CDT">Retrieving next value from iterator</text:p>
      <text:p text:style-name="CDT">i = 1</text:p>
      <text:p text:style-name="CDT">Retrieving next value from iterator</text:p>
      <text:p text:style-name="CDT">i = 2</text:p>
      <text:p text:style-name="CDT">Finishing iterator</text:p>
      <text:p text:style-name="CDT">Loop finished</text:p>
      <text:p text:style-name="CDT">&gt;&gt;&gt; itr = iter(show_iterable()) <text:s text:c="6"/># Or it can be retrieved explicitly</text:p>
      <text:p text:style-name="CDT">Retrieving new iterator from iterable</text:p>
      <text:p text:style-name="CDT">Initialising new iterator</text:p>
      <text:p text:style-name="CDT">&gt;&gt;&gt; for i in itr: <text:s text:c="20"/># The iterator can still be iterated</text:p>
      <text:p text:style-name="CDT">... <text:s text:c="4"/>print "i = %s" % i</text:p>
      <text:p text:style-name="CDT">... else:</text:p>
      <text:p text:style-name="CDT">... <text:s text:c="4"/>print "Loop finished"</text:p>
      <text:p text:style-name="CDT">...</text:p>
      <text:p text:style-name="CDT">Retrieving existing iterator</text:p>
      <text:p text:style-name="CDT">Retrieving next value from iterator</text:p>
      <text:p text:style-name="CDT">i = 0</text:p>
      <text:p text:style-name="CDT">Retrieving next value from iterator</text:p>
      <text:p text:style-name="CDT">i = 1</text:p>
      <text:p text:style-name="CDT">Retrieving next value from iterator</text:p>
      <text:p text:style-name="CDT">i = 2</text:p>
      <text:p text:style-name="CDT">Finishing iterator</text:p>
      <text:p text:style-name="CDT">Loop finished</text:p>
      <text:p text:style-name="CDT">&gt;&gt;&gt; for i in itr: <text:s text:c="20"/># The iterator has now been exhausted</text:p>
      <text:p text:style-name="CDT">... <text:s text:c="4"/>print "i = %s" % i</text:p>
      <text:p text:style-name="CDT">... else:</text:p>
      <text:p text:style-name="CDT">... <text:s text:c="4"/>print "Loop finished"</text:p>
      <text:p text:style-name="CDT">...</text:p>
      <text:p text:style-name="CDT">Retrieving existing iterator</text:p>
      <text:p text:style-name="CDT">Finishing iterator</text:p>
      <text:p text:style-name="CDTX">Loop finished</text:p>
      <text:h text:style-name="P1" text:outline-level="2">4.4 Exceptions and Exception Handling</text:h>
      <text:p text:style-name="BodyNoIndent">Certain simple statements are able to terminate the currently executing code suite and raise an exception. This exception propagates up the function stack until an exception handler is encountered, at which point execution resumes with the appropriate code suite within the exception handler.</text:p>
      <text:h text:style-name="P2" text:outline-level="3">4.3.1 Exceptions in Python</text:h>
      <text:p text:style-name="BodyNoIndent">Exceptions in Python are used both to report errors and to signal the occurrence of events that aren't easily indicated any other way. The latter usage can be seen above with the expansion of predefined iteration – the exception <text:span text:style-name="CD1">StopIteration</text:span> is used to signal completion of an iterator, as the iterator's <text:span text:style-name="CD1">next()</text:span> method is permitted to return any value for use in the next iteration of a loop. <text:span text:style-name="CD1">KeyboardInterrupt</text:span>, <text:span text:style-name="CD1">GeneratorExit</text:span> and <text:span text:style-name="CD1">SystemExit</text:span> are similar examples of this kind of control flow exception.</text:p>
      <text:p text:style-name="Body"><text:soft-page-break/>Such uses of exceptions for control flow are, however, relatively rare (the four listed in the previous paragraph are the only control flow exceptions built in to the Python interpreter). Far more frequently, exceptions are used to indicate that some form of error condition has occurred. These error conditions may range from a <text:span text:style-name="CD1">SyntaxError</text:span> when compiling code, to a <text:span text:style-name="CD1">NameError</text:span> or <text:span text:style-name="CD1">AttributeError</text:span> when attempting to access a name that doesn't exist, to some kind of <text:span text:style-name="CD1">IOError</text:span> when accessing a file system. Importing the standard library module <text:span text:style-name="CD1">exceptions</text:span> and entering <text:span text:style-name="CD1">help(exceptions)</text:span> at the interactive prompt will provide some useful details, including a complete list of the exceptions built into the interpreter. Other standard library modules may also define their own exceptions, and these will be described in the module's documentation. The following listing shows some simple cases that may trigger exceptions.</text:p>
      <text:p text:style-name="CDT1">&gt;&gt;&gt; print:</text:p>
      <text:p text:style-name="CDT"><text:s text:c="2"/>File "&lt;stdin&gt;", line 1</text:p>
      <text:p text:style-name="CDT"><text:s text:c="4"/>print:</text:p>
      <text:p text:style-name="CDT"><text:s text:c="9"/>^</text:p>
      <text:p text:style-name="CDT">SyntaxError: invalid syntax</text:p>
      <text:p text:style-name="CDT">&gt;&gt;&gt; 1.5 / 0</text:p>
      <text:p text:style-name="CDT">Traceback (most recent call last):</text:p>
      <text:p text:style-name="CDT"><text:s text:c="2"/>File "&lt;stdin&gt;", line 1, in ?</text:p>
      <text:p text:style-name="CDT">ZeroDivisionError: float division</text:p>
      <text:p text:style-name="CDT">&gt;&gt;&gt; x</text:p>
      <text:p text:style-name="CDT">Traceback (most recent call last):</text:p>
      <text:p text:style-name="CDT"><text:s text:c="2"/>File "&lt;stdin&gt;", line 1, in ?</text:p>
      <text:p text:style-name="CDT">NameError: name 'x' is not defined</text:p>
      <text:p text:style-name="CDT">&gt;&gt;&gt; iter(1)</text:p>
      <text:p text:style-name="CDT">Traceback (most recent call last):</text:p>
      <text:p text:style-name="CDT"><text:s text:c="2"/>File "&lt;stdin&gt;", line 1, in ?</text:p>
      <text:p text:style-name="CDTX">TypeError: iteration over non-sequence</text:p>
      <text:p text:style-name="Body">In an interactive interpreter session, each command is separately compiled and executed. If an exception occurs, it is displayed immediately. The information displayed includes the line where the exception was raised, as well as describing the function call stack at the point of the error. For a <text:span text:style-name="CD1">SyntaxError</text:span> the location of the error within the line is also shown. The precise details of how these exceptions are displayed may vary across interpreters, but these aspects should be consistent.</text:p>
      <text:p text:style-name="Body">Similar to the interactive interpreter's expression display hook described in Chapter XREF (Statements and Expressions), Python allows the display of exceptions to be controlled through the use of the hook function <text:span text:style-name="CD1">sys.excepthook.</text:span> In addition to its use in the interactive interpreter, this hook is also used to display any unhandled exceptions that occur in a Python application immediately before the application is terminated. Operation of the hook is shown in the following example.</text:p>
      <text:p text:style-name="CDT1">&gt;&gt;&gt; import sys</text:p>
      <text:p text:style-name="CDT">&gt;&gt;&gt; def show_excepthook(exc_type, value, traceback):</text:p>
      <text:p text:style-name="CDT">... <text:s text:c="4"/>print 'Hooked exception of type %s' % exc_type.__name__</text:p>
      <text:p text:style-name="CDT">...</text:p>
      <text:p text:style-name="CDT">&gt;&gt;&gt; sys.excepthook = show_excepthook <text:s text:c="6"/># This enables the new hook</text:p>
      <text:p text:style-name="CDT">&gt;&gt;&gt; 1.5 / 0</text:p>
      <text:p text:style-name="CDT">Hooked exception of type ZeroDivisionError</text:p>
      <text:p text:style-name="CDT">&gt;&gt;&gt; x</text:p>
      <text:p text:style-name="CDT">Hooked exception of type NameError</text:p>
      <text:p text:style-name="CDT">&gt;&gt;&gt; iter(1)</text:p>
      <text:p text:style-name="CDT">Hooked exception of type TypeError</text:p>
      <text:p text:style-name="CDTX">&gt;&gt;&gt; sys.excepthook = sys.__excepthook__ <text:s text:c="6"/># This restores the normal hook</text:p>
      <text:p text:style-name="Body">The standard hook is always available for restoration as the function <text:span text:style-name="CD1">sys.__excepthook__</text:span>. As shown in the earlier examples, the behaviour of the standard hook is to print the exception traceback and details to the <text:span text:style-name="CD1">sys.stderr</text:span> output stream.</text:p>
      <text:p text:style-name="Body"><text:soft-page-break/>The three arguments to the exception hook are frequently encountered together when dealing with Python exceptions. The exception type is used to match exceptions with exception handlers (as discussed later in this chapter). The exception value is an instance of the exception type that contains additional detail about the specific situation that triggered the exception. Finally, the traceback contains information from the interpreter to identify precisely where the exception occurred (which line of code was being executed, and which functions were part of the call stack at the time).</text:p>
      <text:p text:style-name="Body">This separation of the exception details into three objects is an artifact of the evolution of Python's exceptions from being based on string literals to being based on a formalised exception hierarchy as documented in PEP 352. The bulk of this section will focus on handling of exceptions that fit into the hierarchy described in PEP 352, with a separate discussion on handling legacy exceptions.</text:p>
      <text:h text:style-name="P2" text:outline-level="3">4.3.2 Handling Exceptions</text:h>
      <text:p text:style-name="BodyNoIndent">Python allows a program to define actions to be taken based on whether or not exceptions occur, as well as being able to define code to be executed regardless of how a suite is exited. Exception handling is specified by using a <text:span text:style-name="CD2">try</text:span> statement, which has the form:</text:p>
      <text:p text:style-name="CDT1"><text:span text:style-name="CD2">try</text:span>:</text:p>
      <text:p text:style-name="CDT"><text:s text:c="4"/><text:span text:style-name="CD3">TRY_SUITE</text:span></text:p>
      <text:p text:style-name="CDT"><text:span text:style-name="CD2">except </text:span><text:span text:style-name="CD3">EXCEPT_SPEC</text:span><text:span text:style-name="CD2">:</text:span></text:p>
      <text:p text:style-name="CDT"><text:s text:c="4"/><text:span text:style-name="CD3">EXCEPT_SUITE</text:span></text:p>
      <text:p text:style-name="CDT"><text:span text:style-name="CD2">else:</text:span></text:p>
      <text:p text:style-name="CDT"><text:s text:c="4"/><text:span text:style-name="CD3">ELSE_SUITE</text:span></text:p>
      <text:p text:style-name="CDT"><text:span text:style-name="CD2">finally</text:span>:</text:p>
      <text:p text:style-name="CDTX"><text:s text:c="4"/><text:span text:style-name="CD3">FINALLY_SUITE</text:span></text:p>
      <text:p text:style-name="Body">All of the clauses after the first are optional, but at least one of them must be present. Additionally, multiple <text:span text:style-name="CD2">except</text:span> clauses are permitted and an <text:span text:style-name="CD2">else</text:span> clause is permitted only if at least one <text:span text:style-name="CD2">except</text:span> clause is present. The <text:span text:style-name="CD2">else</text:span> clause is executed only if no exceptions occur while processing the suite in the <text:span text:style-name="CD2">try</text:span> clause. If an exception does occur in the <text:span text:style-name="CD2">try</text:span> clause, execution jumps to the first <text:span text:style-name="CD2">except</text:span> clause with a matching exception specification (see below for more detail on matching exceptions to exception specifications). Once a matching clause is found, no further except clauses are checked. If no matching exception clause is present, then the exception will propagate to the next containing <text:span text:style-name="CD2">try</text:span> statement (which may be in a function higher in the call stack).</text:p>
      <text:p text:style-name="Body">The <text:span text:style-name="CD2">finally</text:span> clause is executed regardless of whether or not the <text:span text:style-name="CD2">try</text:span> clause runs to completion or raises an exception. This is the case even if the code responsible for an exception was in an <text:span text:style-name="CD2">except</text:span> or <text:span text:style-name="CD2">else</text:span> clause that is part of the same <text:span text:style-name="CD2">try</text:span> statement. If the <text:span text:style-name="CD2">try</text:span> clause is terminated through the use of a statement that terminates a loop iteration (<text:span text:style-name="CD2">break</text:span>, <text:span text:style-name="CD2">continue</text:span>) or the current function (<text:span text:style-name="CD2">return</text:span>), then the <text:span text:style-name="CD2">finally</text:span> clause is the only additional clause executed. Any <text:span text:style-name="CD2">except</text:span> or <text:span text:style-name="CD2">else</text:span> clauses are skipped.</text:p>
      <text:p text:style-name="Body">The following listing shows some simple usage of the statement to handle cases where a division by zero may occur.</text:p>
      <text:p text:style-name="CDT1">&gt;&gt;&gt; x = 1</text:p>
      <text:p text:style-name="CDT">&gt;&gt;&gt; y = 0</text:p>
      <text:p text:style-name="CDT">&gt;&gt;&gt; try:</text:p>
      <text:p text:style-name="CDT">... <text:s text:c="4"/>print x // y</text:p>
      <text:p text:style-name="CDT">... except ZeroDivisionError:</text:p>
      <text:p text:style-name="CDT">... <text:s text:c="4"/>print "Division by zero attempted"</text:p>
      <text:p text:style-name="CDT">... else:</text:p>
      <text:p text:style-name="CDT">... <text:s text:c="4"/>print "No exception occurred"</text:p>
      <text:p text:style-name="CDT">... finally:</text:p>
      <text:p text:style-name="CDT">... <text:s text:c="4"/>print "Always executed"</text:p>
      <text:p text:style-name="CDT">...</text:p>
      <text:p text:style-name="CDT">Division by zero attempted</text:p>
      <text:p text:style-name="CDT"><text:soft-page-break/>Always executed</text:p>
      <text:p text:style-name="CDT">&gt;&gt;&gt; y = 1</text:p>
      <text:p text:style-name="CDT">&gt;&gt;&gt; try:</text:p>
      <text:p text:style-name="CDT">... <text:s text:c="4"/>print x // y</text:p>
      <text:p text:style-name="CDT">... except ZeroDivisionError:</text:p>
      <text:p text:style-name="CDT">... <text:s text:c="4"/>print "Division by zero attempted"</text:p>
      <text:p text:style-name="CDT">... else:</text:p>
      <text:p text:style-name="CDT">... <text:s text:c="4"/>print "No exception occurred"</text:p>
      <text:p text:style-name="CDT">... finally:</text:p>
      <text:p text:style-name="CDT">... <text:s text:c="4"/>print "Always executed"</text:p>
      <text:p text:style-name="CDT">...</text:p>
      <text:p text:style-name="CDT">1</text:p>
      <text:p text:style-name="CDT">No exception occurred</text:p>
      <text:p text:style-name="CDT">Always executed</text:p>
      <text:p text:style-name="CDT">&gt;&gt;&gt; while 1:</text:p>
      <text:p text:style-name="CDT">... <text:s text:c="4"/>try:</text:p>
      <text:p text:style-name="CDT">... <text:s text:c="8"/>print x // y</text:p>
      <text:p text:style-name="CDT">... <text:s text:c="8"/>break</text:p>
      <text:p text:style-name="CDT">... <text:s text:c="4"/>except ZeroDivisionError:</text:p>
      <text:p text:style-name="CDT">... <text:s text:c="8"/>print "Division by zero attempted"</text:p>
      <text:p text:style-name="CDT">... <text:s text:c="4"/>else:</text:p>
      <text:p text:style-name="CDT">... <text:s text:c="8"/>print "No exception occurred"</text:p>
      <text:p text:style-name="CDT">... <text:s text:c="4"/>finally:</text:p>
      <text:p text:style-name="CDT">... <text:s text:c="8"/>print "Always executed"</text:p>
      <text:p text:style-name="CDT">...</text:p>
      <text:p text:style-name="CDT">1</text:p>
      <text:p text:style-name="CDTX">Always executed</text:p>
      <text:p text:style-name="Body">An important point with exception handling is to ensure that the exception handler covers only the operations that are to be checked for errors. The <text:span text:style-name="CD2">else</text:span> clause is often useful for dealing with such situations correctly. The listing shows an example of how to check for and then invoke a method without inadvertently trapping an <text:span text:style-name="CD1">AttributeError</text:span> raised inside the method itself (the first attempt shows how not to do it, the second way shows the correct approach).</text:p>
      <text:p text:style-name="CDT1">&gt;&gt;&gt; class show_method_error(object):</text:p>
      <text:p text:style-name="CDT">... <text:s text:c="4"/>def raises_error(self):</text:p>
      <text:p text:style-name="CDT">... <text:s text:c="8"/>print "Running method"</text:p>
      <text:p text:style-name="CDT">... <text:s text:c="8"/>return {}.count()</text:p>
      <text:p text:style-name="CDT">...</text:p>
      <text:p text:style-name="CDT">&gt;&gt;&gt; x = show_method_error()</text:p>
      <text:p text:style-name="CDT">&gt;&gt;&gt; try:</text:p>
      <text:p text:style-name="CDT">... <text:s text:c="4"/>x.raises_error() <text:s text:c="10"/># Actual method call is included in try block</text:p>
      <text:p text:style-name="CDT">... except AttributeError:</text:p>
      <text:p text:style-name="CDT">... <text:s text:c="4"/>print "Method not found" <text:s text:c="2"/># This assumption is not correct</text:p>
      <text:p text:style-name="CDT">...</text:p>
      <text:p text:style-name="CDT">Running method</text:p>
      <text:p text:style-name="CDT">Method not found</text:p>
      <text:p text:style-name="CDT">&gt;&gt;&gt; try:</text:p>
      <text:p text:style-name="CDT">... <text:s text:c="4"/>method = x.raises_error <text:s text:c="3"/># Try block now only covers method lookup</text:p>
      <text:p text:style-name="CDT">... except AttributeError:</text:p>
      <text:p text:style-name="CDT">... <text:s text:c="4"/>print "Method not found" <text:s text:c="2"/># This assumption is now correct</text:p>
      <text:p text:style-name="CDT">... else:</text:p>
      <text:p text:style-name="CDT">... <text:s text:c="4"/>method() <text:s text:c="18"/># Method call is now outside the try block</text:p>
      <text:p text:style-name="CDT">...</text:p>
      <text:p text:style-name="CDT">Running method</text:p>
      <text:p text:style-name="CDT">Traceback (most recent call last):</text:p>
      <text:p text:style-name="CDT"><text:s text:c="2"/>...</text:p>
      <text:p text:style-name="CDTX">AttributeError: 'dict' object has no attribute 'count'</text:p>
      <text:p text:style-name="Body"><text:soft-page-break/>Exceptions are unusual in Python, in that they are one of the few cases where the actual type of an object is essential in determining how it is handled. The reason type is significant for exceptions is that the exception type hierarchy is used to form a taxonomy of exceptions, allowing applications to easily apply similar handling for broadly similar exceptions. For example, trying to retrieve a key that is not in a dictionary triggers a <text:span text:style-name="CD1">KeyError</text:span>, while trying to access an item beyond the end of a list triggers an <text:span text:style-name="CD1">IndexError</text:span>. Code which accepts both sorts of container can easily handle both kinds of exception by catching the common superclass <text:span text:style-name="CD1">LookupError</text:span>.</text:p>
      <text:p text:style-name="Body">Two particularly important standard exceptions are <text:span text:style-name="CD1">BaseException</text:span> and <text:span text:style-name="CD1">Exception</text:span>. Starting with Python 2.5, <text:span text:style-name="CD1">BaseException</text:span> is the root of the standard exception hierarchy and in a future version of Python it will become mandatory that all exceptions (including user defined exceptions) be subclasses of <text:span text:style-name="CD1">BaseException</text:span>. <text:span text:style-name="CD1">Exception</text:span> is special as it has long been the recommended parent class for user defined exceptions, and also serves as the recommended means for catching all normal exceptions (the standard exceptions that inherit directly from <text:span text:style-name="CD1">BaseException</text:span> are intended to terminate the interpreter and should not be intercepted by normal error handling).</text:p>
      <text:p text:style-name="Body">Specification of the exceptions handled by a particular exception clause takes one of the three following forms:</text:p>
      <text:p text:style-name="C1"><text:span text:style-name="CD2">except:</text:span></text:p>
      <text:p text:style-name="C1"><text:span text:style-name="CD2">except</text:span> <text:span text:style-name="CD3">EXC_TYPE_EXPR</text:span><text:span text:style-name="CD2">:</text:span></text:p>
      <text:p text:style-name="C1"><text:span text:style-name="CD2">except</text:span> <text:span text:style-name="CD3">EXC_TYPE_EXPR</text:span>, <text:span text:style-name="CD3">EXC_IDENT</text:span>:</text:p>
      <text:p text:style-name="Body">The first form catches all exceptions unconditionally, and is only permitted as the last exception handling clause in a <text:span text:style-name="CD2">try</text:span> statement (as this clause catches all exceptions subsequent exception handling clauses would never be reached). It is quite rare that use of this form is the right thing to do, as it will suppress those standard exceptions which should always reach the top of the call stack. Instead of using this form, it is preferred that the exceptions caught be limited to <text:span text:style-name="CD1">Exception</text:span> and its subclasses. However, in versions of Python prior to 2.5, even limiting the exceptions caught to <text:span text:style-name="CD1">Exception</text:span> and its subclasses is not sufficient, as this still intercepts the exceptions that are intended to terminate the interpreter.</text:p>
      <text:p text:style-name="Body">In cases where it is deemed necessary to catch all exceptions (such as when dealing with legacy exceptions as described below), or for versions of Python prior to 2.5, a preceding exception handling clause should catch and reraise the standard exceptions <text:span text:style-name="CD1">KeyboardInterrupt</text:span> and <text:span text:style-name="CD1">SystemExit</text:span>, as these are the two exceptions that should always reach the top of the call stack.</text:p>
      <text:p text:style-name="Body">Additionally, generators should not use such a broad exception handling clause on a <text:span text:style-name="CD2">try</text:span> statement that contains a <text:span text:style-name="CD2">yield</text:span> expression, as doing so may suppress the standard exception <text:span text:style-name="CD1">GeneratorExit</text:span> when running that generator with Python 2.5. The significance of inadvertently intercepting <text:span text:style-name="CD1">GeneratorExit</text:span> is covered further in Chapter XREF (Functions &amp; Generators). Instead, the code should be adjusted to move the <text:span text:style-name="CD2">yield</text:span> expression outside the scope of the exception handler, or <text:span text:style-name="CD1">GeneratorExit </text:span>should be explicitly caught and reraised.</text:p>
      <text:p text:style-name="Body">The latter two forms of exception handling clause limit the types of exceptions handled by the clause. The <text:span text:style-name="CD3">EXC_TYPE_EXPR</text:span> must evaluate to either a single exception type, or to a tuple of exception types. Typically expressions used here are either the name of a single exception type, a parenthesised tuple of exception types, or a name that has been assigned to a tuple of exception types. More complex expressions are permitted, but are rarely needed (and are highly discouraged from a readability point of view).</text:p>
      <text:p text:style-name="Body">The last form specifies a single name to be bound to the value of the actual exception raised. This provides the exception handling code with direct access to the details of the raised exception. The name remains bound, even after the exception handling clause has completed.</text:p>
      <text:p text:style-name="Body">The use of a comma to separate the exception type specification from the name of the caught exception leads to a reasonably common programming error when attempting to catch two exception types with a single clause. If this is written as a tuple without parentheses, the second exception type name is actually treated as the name of the caught exception instead of as a second exception type to be handled. For the code to work as intended, the <text:soft-page-break/>tuple of type names must be enclosed in parentheses Accordingly, this comma will change to a different symbol in Python 3.0 (the keyword <text:span text:style-name="CD2">as</text:span>, which is already used for similar embedded naming operations in other statements). Support for this new exception handling syntax is first available in Python 2.6.</text:p>
      <text:p text:style-name="Body">The following listing shows some examples of catching different exception types.</text:p>
      <text:p text:style-name="CDT1">&gt;&gt;&gt; x = []</text:p>
      <text:p text:style-name="CDT">&gt;&gt;&gt; try:</text:p>
      <text:p text:style-name="CDT">... <text:s text:c="4"/>x[7] <text:s text:c="13"/># Out of range index triggers an IndexError</text:p>
      <text:p text:style-name="CDT">... except IndexError:</text:p>
      <text:p text:style-name="CDT">... <text:s text:c="4"/>print "Caught as IndexError"</text:p>
      <text:p text:style-name="CDT">... except LookupError:</text:p>
      <text:p text:style-name="CDT">... <text:s text:c="4"/>print "Caught as LookupError"</text:p>
      <text:p text:style-name="CDT">...</text:p>
      <text:p text:style-name="CDT">Caught as IndexError</text:p>
      <text:p text:style-name="CDT">&gt;&gt;&gt; d = {}</text:p>
      <text:p text:style-name="CDT">&gt;&gt;&gt; try:</text:p>
      <text:p text:style-name="CDT">... <text:s text:c="4"/>d[5] <text:s text:c="13"/># Missing key triggers a KeyError</text:p>
      <text:p text:style-name="CDT">... except IndexError:</text:p>
      <text:p text:style-name="CDT">... <text:s text:c="4"/>print "Caught as IndexError"</text:p>
      <text:p text:style-name="CDT">... except LookupError, exc:</text:p>
      <text:p text:style-name="CDT">... <text:s text:c="4"/>print "Caught as LookupError"</text:p>
      <text:p text:style-name="CDT">... <text:s text:c="4"/>print "Actual type is", exc.__class__.__name__</text:p>
      <text:p text:style-name="CDT">...</text:p>
      <text:p text:style-name="CDT">Caught as LookupError</text:p>
      <text:p text:style-name="CDT">Actual type is KeyError</text:p>
      <text:p text:style-name="CDT">&gt;&gt;&gt; try:</text:p>
      <text:p text:style-name="CDT">... <text:s text:c="4"/>x[7] <text:s text:c="38"/># Trigger IndexError</text:p>
      <text:p text:style-name="CDT">... except (LookupError, ArithmeticError), exc:</text:p>
      <text:p text:style-name="CDT">... <text:s text:c="4"/>print "Caught as either LookupError or ArithmeticError"</text:p>
      <text:p text:style-name="CDT">... <text:s text:c="4"/>print "Actual type is", exc.__class__.__name__</text:p>
      <text:p text:style-name="CDT">...</text:p>
      <text:p text:style-name="CDT">Caught as either LookupError or ArithmeticError</text:p>
      <text:p text:style-name="CDT">Actual type is IndexError</text:p>
      <text:p text:style-name="CDT">&gt;&gt;&gt; try:</text:p>
      <text:p text:style-name="CDT">... <text:s text:c="4"/>1 / 0 <text:s text:c="38"/># Trigger ZeroDivisionError</text:p>
      <text:p text:style-name="CDT">... except (LookupError, ArithmeticError), exc:</text:p>
      <text:p text:style-name="CDT">... <text:s text:c="4"/>print "Caught as either LookupError or ArithmeticError"</text:p>
      <text:p text:style-name="CDT">... <text:s text:c="4"/>print "Actual type is", exc.__class__.__name__</text:p>
      <text:p text:style-name="CDT">...</text:p>
      <text:p text:style-name="CDT">Caught as either LookupError or ArithmeticError</text:p>
      <text:p text:style-name="CDT">Actual type is ZeroDivisionError</text:p>
      <text:p text:style-name="CDT">&gt;&gt;&gt; handled_exceptions = (LookupError, ArithmeticError) # Save exception type tuple</text:p>
      <text:p text:style-name="CDT">&gt;&gt;&gt; try:</text:p>
      <text:p text:style-name="CDT">... <text:s text:c="4"/>1 / 0 <text:s text:c="38"/># Trigger ZeroDivisionError</text:p>
      <text:p text:style-name="CDT">... except handled_exceptions, exc:</text:p>
      <text:p text:style-name="CDT">... <text:s text:c="4"/>print "Caught as a member of the handled_exceptions tuple"</text:p>
      <text:p text:style-name="CDT">... <text:s text:c="4"/>print "Actual type is", exc.__class__.__name__</text:p>
      <text:p text:style-name="CDT">...</text:p>
      <text:p text:style-name="CDT">Caught as a member of the handled_exceptions tuple</text:p>
      <text:p text:style-name="CDTX">Actual type is ZeroDivisionError</text:p>
      <text:p text:style-name="Body">The exception value captured in the exception handling clause doesn't actually provide all of the relevant information regarding the exception caught. The missing element is the details of the exception traceback – the specification of the location in the code where the exception originally occurred, and the contents of the call stack at the time. These details typically aren't needed, but when they are, the standard function <text:span text:style-name="CD1">sys.exc_info()</text:span> permits retrieval of a tuple containing the exception type, exception value and exception traceback for the current thread. The contents of this tuple are formally defined only when an except clause is <text:soft-page-break/>executing, and a yield expression has not been executed since the exception was caught. In any other situation, the contents of the tuple returned are implementation dependent (they will typically either all be <text:span text:style-name="CD1">None</text:span>, or contain the details of the last handled exception, but neither is guaranteed).</text:p>
      <text:p text:style-name="Body">These details also permit reraising of a handled exception. The bare form of the <text:span text:style-name="CD2">raise</text:span> statement (discussed in the next section) retrieves these exception details, and continues propagating that exception up the call stack. Accordingly, the behaviour of a bare raise statement is defined only when the return value of <text:span text:style-name="CD1">sys.exc_info()</text:span> is defined.</text:p>
      <text:p text:style-name="Body">This catch and reraise behaviour is often used for tasks such as logging exception details when certain operations fail. When recording details of exceptions, the <text:span text:style-name="CD1">traceback</text:span> module provides support tools for manipulating and presenting exception tracebacks.</text:p>
      <text:h text:style-name="P2" text:outline-level="3">4.3.3 Raising Exceptions</text:h>
      <text:p text:style-name="BodyNoIndent">In Python code, exceptions may be raised either explicitly or implicitly by asserting that a particular Boolean expression should be true. Explicitly raising an exception uses the keyword <text:span text:style-name="CD2">raise</text:span>, and takes one of the following forms:</text:p>
      <text:p text:style-name="C1"><text:span text:style-name="CD2">raise</text:span></text:p>
      <text:p text:style-name="C1"><text:span text:style-name="CD2">raise</text:span> <text:span text:style-name="CD3">EXC_EXPR</text:span></text:p>
      <text:p text:style-name="C1"><text:span text:style-name="CD2">raise</text:span> <text:span text:style-name="CD3">EXC_TYPE_EXPR</text:span>, <text:span text:style-name="CD3">EXC_VALUE_EXPR</text:span></text:p>
      <text:p text:style-name="C1"><text:span text:style-name="CD2">raise</text:span> <text:span text:style-name="CD3">EXC_TYPE_EXPR</text:span>, <text:span text:style-name="CD3">EXC_VALUE_EXPR</text:span>, <text:span text:style-name="CD3">TRACEBACK_EXPR</text:span></text:p>
      <text:p text:style-name="Body">The first form retrieves the current exception details using <text:span text:style-name="CD1">sys.exc_info()</text:span> and then continues raising the exception as if the three argument version of <text:span text:style-name="CD1">raise</text:span> had been used. This form should only be used to reraise an exception that is currently being handled in an except clause of a <text:span text:style-name="CD2">try</text:span> statement.</text:p>
      <text:p text:style-name="Body">The second, single expression, form determines the exception's type and value based on the supplied expression, then determines a traceback based on the current location in the code and the current call stack. This is the form that should be used for almost all exceptions in Python code, with exception instances being raised directly.</text:p>
      <text:p text:style-name="Body">The third, two expression, form is very similar to the second, except that separate expressions are provided for the type and value of the exception. This form is primarily a historical artifact, and is cover further in the discussion of legacy exceptions below.</text:p>
      <text:p text:style-name="Body">The last, three expression, form has some potential use in Python code which needs to reraise an exception caught elsewhere, as the explicitly specified traceback will be used instead of calculating a new traceback based on the current code location. Such uses are quite rare however, as the common case of reraising the exception currently being handled is dealt with using a bare raise statement.</text:p>
      <text:p text:style-name="Body">In new Python code, all exceptions raised should be instances of <text:span text:style-name="CD1">Exception</text:span> or one of its subclasses. When raising an exception using the single expression form of the raise statement, this simply involves a normal constructor call. To use the two or three expression forms of the raise statement, it is possible to supply just the exception type as the first argument, with the desired constructor argument as the second expression. When the exception is subsequently caught, the Python interpreter will take care of constructing the appropriate instance for use as an exception value. Alternatively, the exception instance may be provided directly as the first expression. In this case, the second expression is required to be <text:span text:style-name="CD1">None</text:span>.</text:p>
      <text:p text:style-name="Body">The following listing shows some examples of explicitly raising and reraising exceptions. Note that when the traceback is overridden, the exceptions claim to be from input line 2 (the correct line for the exception where <text:soft-page-break/>the traceback was saved), rather than for input line 1 (the correct line for an exception raised directly at the interactive prompt).</text:p>
      <text:p text:style-name="CDT1">&gt;&gt;&gt; <text:span text:style-name="CD2">raise</text:span> Exception("Directly instantiated") <text:s text:c="4"/># Raise instance on input line 1</text:p>
      <text:p text:style-name="CDT">Traceback (most recent call last):</text:p>
      <text:p text:style-name="CDT"><text:s text:c="2"/>File "&lt;input&gt;", line 1, in ?</text:p>
      <text:p text:style-name="CDT">Exception: Directly instantiated</text:p>
      <text:p text:style-name="CDT">&gt;&gt;&gt; <text:span text:style-name="CD2">raise</text:span> Exception, "Implicitly instantiated" <text:s text:c="2"/># Raise type on input line 1</text:p>
      <text:p text:style-name="CDT">Traceback (most recent call last):</text:p>
      <text:p text:style-name="CDT"><text:s text:c="2"/>...</text:p>
      <text:p text:style-name="CDT">Exception: Implicitly instantiated</text:p>
      <text:p text:style-name="CDT">&gt;&gt;&gt; <text:span text:style-name="CD2">try</text:span>:</text:p>
      <text:p text:style-name="CDT">... <text:s text:c="4"/><text:span text:style-name="CD2">raise</text:span> Exception("To be reraised")</text:p>
      <text:p text:style-name="CDT">... <text:span text:style-name="CD2">except</text:span>:</text:p>
      <text:p text:style-name="CDT">... <text:s text:c="4"/><text:span text:style-name="CD2">print</text:span> "Handling exception"</text:p>
      <text:p text:style-name="CDT">... <text:s text:c="4"/><text:span text:style-name="CD2">raise</text:span> <text:s text:c="35"/># Reraise handled exception</text:p>
      <text:p text:style-name="CDT">... <text:s text:c="4"/></text:p>
      <text:p text:style-name="CDT">Handling exception</text:p>
      <text:p text:style-name="CDT">Traceback (most recent call last):</text:p>
      <text:p text:style-name="CDT"><text:s text:c="2"/>...</text:p>
      <text:p text:style-name="CDT">Exception: To be reraised</text:p>
      <text:p text:style-name="CDT">&gt;&gt;&gt; <text:span text:style-name="CD2">try</text:span>:</text:p>
      <text:p text:style-name="CDT">... <text:s text:c="4"/><text:span text:style-name="CD2">raise</text:span> Exception</text:p>
      <text:p text:style-name="CDT">... <text:span text:style-name="CD2">except</text:span>:</text:p>
      <text:p text:style-name="CDT">... <text:s text:c="4"/>saved_exc = sys.exc_info() <text:s text:c="14"/># Save different traceback</text:p>
      <text:p text:style-name="CDT">... <text:s text:c="4"/></text:p>
      <text:p text:style-name="CDT">&gt;&gt;&gt; line2_traceback = saved_exc[2]</text:p>
      <text:p text:style-name="CDT">&gt;&gt;&gt; <text:span text:style-name="CD2">raise</text:span> Exception("Directly instantiated"), None, line2_traceback</text:p>
      <text:p text:style-name="CDT">Traceback (most recent call last):</text:p>
      <text:p text:style-name="CDT"><text:s text:c="2"/>...</text:p>
      <text:p text:style-name="CDT">Exception: Directly instantiated</text:p>
      <text:p text:style-name="CDT">&gt;&gt;&gt; <text:span text:style-name="CD2">raise</text:span> Exception, "Implicitly instantiated", <text:s/>line2_traceback</text:p>
      <text:p text:style-name="CDT">Traceback (most recent call last):</text:p>
      <text:p text:style-name="CDT"><text:s text:c="2"/>...</text:p>
      <text:p text:style-name="CDTX">Exception: Implicitly instantiated</text:p>
      <text:p text:style-name="Body">The other primary mechanism for Python code to raise an exception is through the use of assert statements. These statements are designed to test for correct program operation by asserting conditions that should always be true, and raising an exception if they are ever false. They are intended to support a strong software testing regime. An assert statement takes one of the two following forms:</text:p>
      <text:p text:style-name="C1"><text:span text:style-name="CD2">assert</text:span> <text:span text:style-name="CD3">COND_EXPR</text:span></text:p>
      <text:p text:style-name="C1"><text:span text:style-name="CD2">assert</text:span> <text:span text:style-name="CD3">COND_EXPR, MSG_EXPR</text:span></text:p>
      <text:p text:style-name="Body">If the message expression is omitted, it defaults to None. This is usually adequate during development and testing, as details of the failing assertion are typically shown in the exception traceback (so long as the interpreter has access to the original source file). The operation of the statement is roughly equivalent to the expansion below. Note that a Python interpreter is expected to skip the assertion if Python level optimisation is enabled, as indicated by the special value <text:span text:style-name="CD1">__debug__</text:span>. This is not a normal variable name – it is actually a special symbol defined and recognised by the compiler. If using the CPython interpreter, optimisation is enabled by specifying either the <text:span text:style-name="CD1">-O</text:span> or <text:span text:style-name="CD1">-OO</text:span> switch on the command line, which sets the value of <text:span text:style-name="CD1">__debug__</text:span> to be false. As the compiler knows the value of <text:span text:style-name="CD1">__debug__</text:span> at compile time, the interpreter's compilation stage is permitted to avoid emitting any code that is unreachable for the current optimisation level (such as the contents of assertions).</text:p>
      <text:p text:style-name="CDT1"><text:soft-page-break/># condition and message are not visible to user code</text:p>
      <text:p text:style-name="CDT"><text:span text:style-name="CD2">if</text:span> __debug__:</text:p>
      <text:p text:style-name="CDT"><text:s text:c="4"/>condition = <text:span text:style-name="CD3">COND_EXPR</text:span></text:p>
      <text:p text:style-name="CDT"><text:s text:c="4"/>message = <text:span text:style-name="CD3">MSG_EXPR</text:span></text:p>
      <text:p text:style-name="CDT"><text:span text:style-name="CD2"><text:s text:c="4"/>if</text:span> <text:span text:style-name="CD2">not</text:span> condition:</text:p>
      <text:p text:style-name="CDTX"><text:s text:c="8"/>raise AssertionError(message)</text:p>
      <text:p text:style-name="Body">The following listing shows some (very) simple usage of assertions when Python level optimisation is not enabled. Note that the failure details are not shown in the traceback in this example as there is no actual source file available to allow the interpreter to retrieve the line details.</text:p>
      <text:p text:style-name="CDT1">&gt;&gt;&gt; assert True, "This assertion is OK" <text:s text:c="3"/># Nothing happens on success</text:p>
      <text:p text:style-name="CDT">&gt;&gt;&gt; assert False, "This assertion fails" <text:s text:c="2"/># Exception raised on failure</text:p>
      <text:p text:style-name="CDT">Traceback (most recent call last):</text:p>
      <text:p text:style-name="CDT"><text:s text:c="2"/>...</text:p>
      <text:p text:style-name="CDTX">AssertionError: This assertion fails</text:p>
      <text:h text:style-name="P2" text:outline-level="3">4.3.4 Legacy Exceptions</text:h>
      <text:p text:style-name="BodyNoIndent">The discussion so far has focused on exceptions that are part of the hierarchy rooted at <text:span text:style-name="CD1">BaseException</text:span> (that is, either standard exceptions, or user defined exceptions inheriting from <text:span text:style-name="CD1">Exception</text:span>). There are two additional kinds of exception to be considered that are in the process of being phased out (refer to PEP 352 for details of the currently planned phasing out process). New Python code should never raise these kinds of exception, but may need to handle them if dealing with legacy libraries that have not been updated to the convention of using only exceptions that inherit from <text:span text:style-name="CD1">Exception</text:span>.</text:p>
      <text:p text:style-name="Body">The first kind of legacy exception is simply a normal class which is not a descendant of <text:span text:style-name="CD1">Exception</text:span>. In most respects, these classes are handled identically to the standard exception classes described above. The only discrepancy is that such exceptions will not be caught by an exception handling clause that handles all <text:span text:style-name="CD1">Exception</text:span> instances. If the types to be dealt with are known (as is likely to be the case when dealing with specific legacy libraries), this can be dealt with by catching a tuple of exception types, rather than catching just <text:span text:style-name="CD1">Exception</text:span>.</text:p>
      <text:p text:style-name="Body">The second kind of legacy exception dates from far earlier in Python's development history. Known as string exceptions, these exceptions use a string value as their exception type, and an arbitrary object as their exception value. If no value is specified when the exception is raised, then it defaults to <text:span text:style-name="CD1">None</text:span>. New code should never raise string exceptions, and can generally ignore their existence unless dealing with particular legacy modules that still use them. As there are no inheritance relationships between string values, the only way to handle multiple exceptions with a single clause is to spell out all of the exceptions to be handled.</text:p>
      <text:p text:style-name="Body">As mentioned in the discussion of handling exceptions, code which needs to handle all exceptions correctly, including legacy exceptions, can be written using a bare exception handling clause, as shown below. In Python 2.4 and earlier, a similar catch and reraise clause for the terminating exceptions is also needed before except clauses which catch all instances of <text:span text:style-name="CD1">Exception</text:span>.</text:p>
      <text:p text:style-name="CDT1">try:</text:p>
      <text:p text:style-name="CDT"><text:s text:c="4"/># code which may raise a legacy exception</text:p>
      <text:p text:style-name="CDT">except (KeyboardInterrupt, SystemExit):</text:p>
      <text:p text:style-name="CDT"><text:s text:c="4"/>raise <text:s text:c="33"/># Don't capture terminating exceptions</text:p>
      <text:p text:style-name="CDT">except:</text:p>
      <text:p text:style-name="CDT"><text:s text:c="4"/>exc_type, exc = sys.exc_info()[:2] <text:s text:c="4"/># Retrieve exception type and value</text:p>
      <text:p text:style-name="CDTX"><text:s text:c="4"/># universal exception handling code</text:p>
      <text:h text:style-name="HC" text:outline-level="2"><text:soft-page-break/>4.5 Context Management</text:h>
      <text:p text:style-name="BodyNoIndent">Context management is the process of managing application state that needs to be restored in some manner after the completion of an operation using the altered state. Typical examples are closing a no longer used file, or releasing a synchronisation lock after the completion of the code requiring thread safety. To simplify the process of writing such code correctly, PEP 343 introduced the <text:span text:style-name="CD2">with</text:span> statement into Python 2.5, which has the form:</text:p>
      <text:p text:style-name="CDT1"><text:span text:style-name="CD2">with</text:span> <text:span text:style-name="CD3">CONTEXT_EXPR</text:span> <text:span text:style-name="CD2">as</text:span> <text:span text:style-name="CD3">VAR_IDENT</text:span>:</text:p>
      <text:p text:style-name="CDTX"><text:s text:c="4"/><text:span text:style-name="CD3">WITH_SUITE</text:span></text:p>
      <text:p text:style-name="Body">The <text:span text:style-name="CD2">as</text:span> clause is optional. If it is omitted, the value returned when entering the context is not accessible either within or after the statement. If it is present, the specified identifier (or identifiers) are bound to the value supplied by the context manager. The statement is effectively interpreted as follows:</text:p>
      <text:p text:style-name="CDT1"># ctx, exit, value and call_exit are not visible to user code</text:p>
      <text:p text:style-name="CDT">ctx = (<text:span text:style-name="CD3">CONTEXT_EXPR</text:span>) <text:s/># Retrieve context manager</text:p>
      <text:p text:style-name="CDT">exit = ctx.__exit__ <text:s text:c="16"/># Save exit method for later use</text:p>
      <text:p text:style-name="CDT">value = ctx.__enter__() <text:s text:c="12"/># Enter the context</text:p>
      <text:p text:style-name="CDT">call_exit = True</text:p>
      <text:p text:style-name="CDT">try:</text:p>
      <text:p text:style-name="CDT"><text:s text:c="4"/>try:</text:p>
      <text:p text:style-name="CDT"><text:s text:c="8"/><text:span text:style-name="CD3">VAR_IDENT</text:span> = value <text:s text:c="10"/># This step omitted if no identifier is given</text:p>
      <text:p text:style-name="CDT"><text:s text:c="8"/><text:span text:style-name="CD3">WITH_SUITE</text:span></text:p>
      <text:p text:style-name="CDT"><text:s text:c="4"/>except:</text:p>
      <text:p text:style-name="CDT"><text:s text:c="8"/>call_exit = False</text:p>
      <text:p text:style-name="CDT"><text:s text:c="8"/>if not exit(*sys.exc_info()): <text:s/># Pass exception to manager for handling</text:p>
      <text:p text:style-name="CDT"><text:s text:c="12"/>raise</text:p>
      <text:p text:style-name="CDT"><text:s text:c="8"/># Exception is suppressed if context manager returns True on exit</text:p>
      <text:p text:style-name="CDT">finally:</text:p>
      <text:p text:style-name="CDT"><text:s text:c="4"/>if call_exit:</text:p>
      <text:p text:style-name="CDTX"><text:s text:c="8"/>exit(None, None, None) <text:s text:c="8"/># Handle non-error result</text:p>
      <text:p text:style-name="Body">As for predefined iteration, there are restrictions on the item identifier which are not indicated in the above expansion. Specifically, only assignment to a named variable and assignment using tuple unpacking are permitted. Attempting to assign to an attribute or subscript reference will result in a <text:span text:style-name="CD1">SyntaxError</text:span>. Additionally, as this statement introduces new keywords to the language (<text:span text:style-name="CD2">with</text:span> and <text:span text:style-name="CD2">as</text:span>), the following compiler directive is required to enable use of the statement in Python 2.5:</text:p>
      <text:p text:style-name="C1"><text:span text:style-name="CD2">from</text:span> __future__ <text:span text:style-name="CD2">import</text:span> with_statement</text:p>
      <text:p text:style-name="Body">To understand the reasoning behind the operation of the <text:span text:style-name="CD2">with</text:span> statement, it is worth recalling that the main use of the finally clause on <text:span text:style-name="CD2">try</text:span> statements is to ensure that resources are properly cleaned up, regardless of whether or not operations using those resources succeeded or failed. Typical examples are closing files, database connections or network sockets, or releasing thread synchronisation locks. While Python's garbage collection will typically clean up things such as open files, it provides no guarantees as to when the cleanup occurs. In many cases, this indeterminism is not acceptable, so the finally clause is used to ensure the resource is released promptly.</text:p>
      <text:p text:style-name="Body">The downside is that doing this correctly leads to repetitious code structures that are easy to type incorrectly. The following listing shows how to correctly synchronise blocks of code between threads in versions up to and including Python 2.4.</text:p>
      <text:p text:style-name="CDT1">&gt;&gt;&gt; from threading import Lock, Thread <text:s/></text:p>
      <text:p text:style-name="CDT">&gt;&gt;&gt; class ShowLocking(Thread):</text:p>
      <text:p text:style-name="CDT">... <text:s text:c="4"/>resource_lock = Lock()</text:p>
      <text:p text:style-name="CDT"><text:soft-page-break/>... <text:s text:c="4"/>output = []</text:p>
      <text:p text:style-name="CDT">... <text:s text:c="4"/>def run(self):</text:p>
      <text:p text:style-name="CDT">... <text:s text:c="8"/>self.resource_lock.acquire()</text:p>
      <text:p text:style-name="CDT">... <text:s text:c="8"/>try:</text:p>
      <text:p text:style-name="CDT">... <text:s text:c="12"/>self.output.append("Executed with lock held")</text:p>
      <text:p text:style-name="CDT">... <text:s text:c="12"/>self.output.append("So these lines will always appear together")</text:p>
      <text:p text:style-name="CDT">... <text:s text:c="8"/>finally:</text:p>
      <text:p text:style-name="CDT">... <text:s text:c="12"/>self.resource_lock.release()</text:p>
      <text:p text:style-name="CDT">...</text:p>
      <text:p text:style-name="CDT">&gt;&gt;&gt; thread1 = ShowLocking()</text:p>
      <text:p text:style-name="CDT">&gt;&gt;&gt; thread2 = ShowLocking()</text:p>
      <text:p text:style-name="CDT">&gt;&gt;&gt; ShowLocking.resource_lock.acquire()</text:p>
      <text:p text:style-name="CDT">True</text:p>
      <text:p text:style-name="CDT">&gt;&gt;&gt; try:</text:p>
      <text:p text:style-name="CDT">... <text:s text:c="4"/>thread1.start()</text:p>
      <text:p text:style-name="CDT">... <text:s text:c="4"/>thread2.start()</text:p>
      <text:p text:style-name="CDT">... finally:</text:p>
      <text:p text:style-name="CDT">... <text:s text:c="4"/>ShowLocking.resource_lock.release()</text:p>
      <text:p text:style-name="CDT">...</text:p>
      <text:p text:style-name="CDT">&gt;&gt;&gt; thread1.join()</text:p>
      <text:p text:style-name="CDT">&gt;&gt;&gt; thread2.join()</text:p>
      <text:p text:style-name="CDT">&gt;&gt;&gt; print "\n".join(ShowLocking.output)</text:p>
      <text:p text:style-name="CDT">Executed with lock held</text:p>
      <text:p text:style-name="CDT">So these lines will always appear together</text:p>
      <text:p text:style-name="CDT">Executed with lock held</text:p>
      <text:p text:style-name="CDTX">So these lines will always appear together</text:p>
      <text:p text:style-name="Body">The major issue is that the resource acquisition code and the resource release code may be separated by an arbitrarily complex set of instructions. In the short example above, it is reasonably easy to see that the code is correct, but this kind of boilerplate code is a common source of bugs (as it is very easy to assume it is written correctly without fully inspecting it). As described by PEP 343, Python 2.5 introduces the <text:span text:style-name="CD2">with</text:span> statement to provide a mechanism to allow these repetitive structure to be written once, and then invoked where needed, similar to the role of iterators in predefined iteration.</text:p>
      <text:p text:style-name="Body">The following listing operates identically to the above, but the new statement greatly simplifies the handling of the synchronisation lock.</text:p>
      <text:p text:style-name="CDT1">&gt;&gt;&gt; from __future__ import with_statement</text:p>
      <text:p text:style-name="CDT">&gt;&gt;&gt; from threading import Lock, Thread</text:p>
      <text:p text:style-name="CDT">&gt;&gt;&gt; class ShowLocking(Thread):</text:p>
      <text:p text:style-name="CDT">... <text:s text:c="4"/>resource_lock = Lock()</text:p>
      <text:p text:style-name="CDT">... <text:s text:c="4"/>output = []</text:p>
      <text:p text:style-name="CDT">... <text:s text:c="4"/>def run(self):</text:p>
      <text:p text:style-name="CDT">... <text:s text:c="8"/>with self.resource_lock:</text:p>
      <text:p text:style-name="CDT">... <text:s text:c="12"/>self.output.append("Executed with lock held")</text:p>
      <text:p text:style-name="CDT">... <text:s text:c="12"/>self.output.append("So these lines will always appear together")</text:p>
      <text:p text:style-name="CDT">...</text:p>
      <text:p text:style-name="CDT">&gt;&gt;&gt; thread1 = ShowLocking()</text:p>
      <text:p text:style-name="CDT">&gt;&gt;&gt; thread2 = ShowLocking()</text:p>
      <text:p text:style-name="CDT">&gt;&gt;&gt; with ShowLocking.resource_lock:</text:p>
      <text:p text:style-name="CDT">... <text:s text:c="3"/>thread1.start()</text:p>
      <text:p text:style-name="CDT">... <text:s text:c="3"/>thread2.start()</text:p>
      <text:p text:style-name="CDT">&gt;&gt;&gt; thread1.join()</text:p>
      <text:p text:style-name="CDT">&gt;&gt;&gt; thread2.join()</text:p>
      <text:p text:style-name="CDT">&gt;&gt;&gt; print "\n".join(ShowLocking.output)</text:p>
      <text:p text:style-name="CDT">Executed with lock held</text:p>
      <text:p text:style-name="CDT">So these lines will always appear together</text:p>
      <text:p text:style-name="CDT">Executed with lock held</text:p>
      <text:p text:style-name="CDTX">So these lines will always appear together</text:p>
      <text:h text:style-name="P2" text:outline-level="3"><text:soft-page-break/>4.5.1 Context Managers</text:h>
      <text:p text:style-name="BodyNoIndent">Context managers are any kind of object that provides the <text:span text:style-name="CD1">__enter__()</text:span> and <text:span text:style-name="CD1">__exit__()</text:span> methods needed by the <text:span text:style-name="CD2">with</text:span> statement.</text:p>
      <text:p text:style-name="Body">The __enter__() method of a context manager is used to establish the context that is to hold for the duration of the <text:span text:style-name="CD2">with</text:span> statement, and then return an appropriate value for binding in the <text:span text:style-name="CD2">as</text:span> clause. For many context managers, this will simply be a reference to itself (this is the case for file objects, for instance). Other context managers (particularly those that accept arguments) may return a reference to one or more of their arguments, or some other calculated value instead.</text:p>
      <text:p text:style-name="Body">The <text:span text:style-name="CD1">__exit__()</text:span> method is where most of the interesting work of a context manager occurs. If the <text:span text:style-name="CD2">with</text:span> statement is exited via an exception, then the context manager receives the type, value and traceback of the exception as its arguments. The <text:span text:style-name="CD1">__exit__()</text:span> method is then responsible for cleaning up the context properly, as well as determining whether or not the exception should be suppressed. The default behaviour is to allow the exception to propagate – in order to suppress the exception, the <text:span text:style-name="CD1">__exit__()</text:span> method must return a true value.</text:p>
      <text:p text:style-name="Body">If an exception does not occur, the <text:span text:style-name="CD1">__exit__()</text:span> method is invoked with all three arguments set to <text:span text:style-name="CD1">None</text:span>. This allows the exception type argument to be tested to determine whether or not an exception occurred. Note that along with actually reaching the end of the contained suite a context manager considers finishing the suite early through the use of a <text:span text:style-name="CD2">break</text:span>, <text:span text:style-name="CD2">continue</text:span> or <text:span text:style-name="CD2">return</text:span> statement to be a non-exceptional exit.</text:p>
      <text:h text:style-name="P2" text:outline-level="3">4.5.2 Custom Context Managers</text:h>
      <text:p text:style-name="P3">Python allows programmers to define their own contexts and context managers. The following listing shows how to do this manually by defining an object that supports the context management protocol directly. However, it is generally recommended that, as for custom iterators, custom context managers are best defined using generators, as discussed in Chapter XREF(Functions and Generators).</text:p>
      <text:p text:style-name="CDT1">&gt;&gt;&gt; from __future__ import with_statement</text:p>
      <text:p text:style-name="CDT">&gt;&gt;&gt; class ShowContextManager(object):</text:p>
      <text:p text:style-name="CDT">... <text:s text:c="4"/>def __init__(self, suppress_exc=False):</text:p>
      <text:p text:style-name="CDT">... <text:s text:c="8"/>print "Initialising new context manager"</text:p>
      <text:p text:style-name="CDT">... <text:s text:c="8"/>self.suppress_exc = suppress_exc</text:p>
      <text:p text:style-name="CDT">... <text:s text:c="4"/>def __enter__(self):</text:p>
      <text:p text:style-name="CDT">... <text:s text:c="8"/>print "Entering context"</text:p>
      <text:p text:style-name="CDT">... <text:s text:c="8"/>return self</text:p>
      <text:p text:style-name="CDT">... <text:s text:c="4"/>def __exit__(self, exc_type, exc, exc_tb):</text:p>
      <text:p text:style-name="CDT">... <text:s text:c="8"/>print "Exiting context"</text:p>
      <text:p text:style-name="CDT">... <text:s text:c="8"/>if exc_type is None:</text:p>
      <text:p text:style-name="CDT">... <text:s text:c="12"/>print "No exception occurred"</text:p>
      <text:p text:style-name="CDT">... <text:s text:c="8"/>elif self.suppress_exc:</text:p>
      <text:p text:style-name="CDT">... <text:s text:c="12"/>print "Suppressing exception of type", exc_type.__name__</text:p>
      <text:p text:style-name="CDT">... <text:s text:c="8"/>else:</text:p>
      <text:p text:style-name="CDT">... <text:s text:c="12"/>print "Propagating exception of type", exc_type.__name__</text:p>
      <text:p text:style-name="CDT">... <text:s text:c="8"/>return self.suppress_exc</text:p>
      <text:p text:style-name="CDT">...</text:p>
      <text:p text:style-name="CDT">...</text:p>
      <text:p text:style-name="CDT">&gt;&gt;&gt; with ShowContextManager():</text:p>
      <text:p text:style-name="CDT">... <text:s text:c="4"/>print "This operation is bracketed by the context manager"</text:p>
      <text:p text:style-name="CDT">...</text:p>
      <text:p text:style-name="CDT">Initialising new context manager</text:p>
      <text:p text:style-name="CDT">Entering context</text:p>
      <text:p text:style-name="CDT">This operation is bracketed by the context manager</text:p>
      <text:p text:style-name="CDT">Exiting context</text:p>
      <text:p text:style-name="CDT">No exception occurred</text:p>
      <text:p text:style-name="CDT">&gt;&gt;&gt; with ShowContextManager(): <text:s text:c="5"/># A manager may allow an exception to pass</text:p>
      <text:p text:style-name="CDT">... <text:s text:c="4"/>print "Raising exception"</text:p>
      <text:p text:style-name="CDT"><text:soft-page-break/>... <text:s text:c="4"/>raise Exception</text:p>
      <text:p text:style-name="CDT">Initialising new context manager</text:p>
      <text:p text:style-name="CDT">Entering context</text:p>
      <text:p text:style-name="CDT">Raising exception</text:p>
      <text:p text:style-name="CDT">Exiting context</text:p>
      <text:p text:style-name="CDT">Propagating exception of type Exception</text:p>
      <text:p text:style-name="CDT">Traceback (most recent call last):</text:p>
      <text:p text:style-name="CDT"><text:s text:c="2"/>...</text:p>
      <text:p text:style-name="CDT">Exception</text:p>
      <text:p text:style-name="CDT">&gt;&gt;&gt; with ShowContextManager(True): <text:s text:c="2"/># Or a manager may suppress the exception</text:p>
      <text:p text:style-name="CDT">... <text:s text:c="4"/>print "Raising exception"</text:p>
      <text:p text:style-name="CDT">... <text:s text:c="4"/>raise Exception</text:p>
      <text:p text:style-name="CDT">Initialising new context manager</text:p>
      <text:p text:style-name="CDT">Entering context</text:p>
      <text:p text:style-name="CDT">Raising exception</text:p>
      <text:p text:style-name="CDT">Exiting context</text:p>
      <text:p text:style-name="CDTX">Suppressing exception of type Exce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A" style:next-style-name="HB" style:class="text">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Heading_20_10" style:display-name="Heading 10" style:family="paragraph" style:parent-style-name="Heading" style:next-style-name="Text_20_body" style:class="text">
      <style:paragraph-properties fo:margin-left="2.75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A" style:family="paragraph" style:parent-style-name="Standard" style:next-style-name="Body" style:default-outline-level="1">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Code" style:family="paragraph" style:parent-style-name="Standard">
      <style:paragraph-properties fo:margin-top="0in" fo:margin-bottom="0.1181in"/>
    </style:style>
    <style:style style:name="Keyword" style:family="paragraph" style:parent-style-name="Code"/>
    <style:style style:name="Balloon_20_Text" style:display-name="Balloon Text" style:family="paragraph" style:parent-style-name="Standard">
      <style:text-properties style:font-name="Tahoma" fo:font-size="8pt" style:font-size-asian="8pt" style:font-name-complex="Tahoma" style:font-size-complex="8pt"/>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NoIndent" style:default-outline-level="2">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default-outline-level="3">
      <style:paragraph-properties fo:margin-left="0in" fo:margin-right="0in" fo:margin-top="0.25in" fo:margin-bottom="0.0555in" style:line-height-at-least="0.2083in" fo:text-indent="0in" style:auto-text-indent="false" fo:keep-with-next="always"/>
      <style:text-properties fo:color="#000000" fo:font-size="11pt" fo:font-weight="bold" style:font-size-asian="11pt" style:font-weight-asian="bold"/>
    </style:style>
    <style:style style:name="HE" style:family="paragraph" style:parent-style-name="Standard" style:next-style-name="Body" style:default-outline-level="4">
      <style:paragraph-properties fo:margin-left="0in" fo:margin-right="0in" fo:margin-top="0.0835in" fo:margin-bottom="0in" style:line-height-at-least="0.2083in" fo:text-indent="0in" style:auto-text-indent="false"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parent-style-name="CDT" style:next-style-name="Body">
      <style:paragraph-properties fo:margin-top="0.1665in" fo:margin-bottom="0.1665in"/>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FT" style:family="paragraph" style:parent-style-name="BodyNoIndent"/>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Body"/>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WW8Num1z0" style:family="text">
      <style:text-properties style:font-name="Symbol" fo:font-size="9pt" style:font-size-asian="9pt" style:font-name-complex="StarSymbol" style:font-size-complex="9pt"/>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8Num3z0" style:family="text">
      <style:text-properties style:font-name="Symbol" fo:font-size="9pt" style:font-size-asian="9pt" style:font-name-complex="StarSymbol" style:font-size-complex="9pt"/>
    </style:style>
    <style:style style:name="WW-Absatz-Standardschriftart" style:family="text"/>
    <style:style style:name="WW-Absatz-Standardschriftart1" style:family="text"/>
    <style:style style:name="WW-Absatz-Standardschriftart11" style:family="text"/>
    <style:style style:name="WW8Num5z0" style:family="text">
      <style:text-properties style:font-name="Symbol" fo:font-size="9pt" style:font-size-asian="9pt" style:font-name-complex="StarSymbol" style:font-size-complex="9pt"/>
    </style:style>
    <style:style style:name="WW-Absatz-Standardschriftart111" style:family="text"/>
    <style:style style:name="WW8Num2z0" style:family="text">
      <style:text-properties style:font-name="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CDT_20_Char" style:display-name="CDT Char" style:family="text" style:parent-style-name="WW-Default_20_Paragraph_20_Font">
      <style:text-properties fo:color="#000000" style:font-name="Courier New" fo:language="en" fo:country="US"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start-value="4"/>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5in" text:min-label-width="0.25in"/>
        <style:text-properties style:font-name="Symbol"/>
      </text:list-level-style-bullet>
      <text:list-level-style-bullet text:level="3" text:style-name="WW8Num1z0" style:num-suffix="." text:bullet-char="">
        <style:list-level-properties text:space-before="0.75in" text:min-label-width="0.25in"/>
        <style:text-properties style:font-name="Symbol"/>
      </text:list-level-style-bullet>
      <text:list-level-style-bullet text:level="4" text:style-name="WW8Num1z0" style:num-suffix="." text:bullet-char="">
        <style:list-level-properties text:space-before="1in" text:min-label-width="0.25in"/>
        <style:text-properties style:font-name="Symbol"/>
      </text:list-level-style-bullet>
      <text:list-level-style-bullet text:level="5" text:style-name="WW8Num1z0" style:num-suffix="." text:bullet-char="">
        <style:list-level-properties text:space-before="1.25in" text:min-label-width="0.25in"/>
        <style:text-properties style:font-name="Symbol"/>
      </text:list-level-style-bullet>
      <text:list-level-style-bullet text:level="6" text:style-name="WW8Num1z0" style:num-suffix="." text:bullet-char="">
        <style:list-level-properties text:space-before="1.5in" text:min-label-width="0.25in"/>
        <style:text-properties style:font-name="Symbol"/>
      </text:list-level-style-bullet>
      <text:list-level-style-bullet text:level="7" text:style-name="WW8Num1z0" style:num-suffix="." text:bullet-char="">
        <style:list-level-properties text:space-before="1.75in" text:min-label-width="0.25in"/>
        <style:text-properties style:font-name="Symbol"/>
      </text:list-level-style-bullet>
      <text:list-level-style-bullet text:level="8" text:style-name="WW8Num1z0" style:num-suffix="." text:bullet-char="">
        <style:list-level-properties text:space-before="2in" text:min-label-width="0.25in"/>
        <style:text-properties style:font-name="Symbol"/>
      </text:list-level-style-bullet>
      <text:list-level-style-bullet text:level="9" text:style-name="WW8Num1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number text:level="1" style:num-format="" text:start-value="4"/>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39in" style:layout-grid-ruby-height="0.111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hapter 4</dc:title>
    <dc:subject>Control Flow Statements</dc:subject>
    <meta:initial-creator>Nick Coghlan</meta:initial-creator>
    <meta:creation-date>2006-02-15T03:12:00</meta:creation-date>
    <dc:date>2008-03-05T23:15:35</dc:date>
    <meta:print-date>2113-01-01T00:00:00</meta:print-date>
    <meta:editing-cycles>204</meta:editing-cycles>
    <meta:editing-duration>P2DT6H49M41S</meta:editing-duration>
    <meta:user-defined meta:name="Info 1"/>
    <meta:user-defined meta:name="Info 2"/>
    <meta:user-defined meta:name="Info 3"/>
    <meta:user-defined meta:name="Info 4"/>
    <meta:document-statistic meta:table-count="0" meta:image-count="0" meta:object-count="0" meta:page-count="19" meta:paragraph-count="616" meta:word-count="7454" meta:character-count="49915"/>
  </office:meta>
</office:document-meta>
</file>